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b2359d48-8839-4042-86f8-69b1fe2bc89e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41982f43-4329-48a8-9c0b-f1da59c7e6d3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acd188aa-6cb2-406e-9098-8a535b096573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a2df1be9-0bf7-4810-a8d2-243a38684b23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df06e5f1-94b0-41f2-ad23-70f0794a8d63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e3dc5df5-f8bd-417f-b886-d64db4e46eb2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609f71ae-58bf-4ce4-9d1d-5bea33f887a5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